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f3b" officeooo:paragraph-rsid="000bff3b" style:font-weight-asian="bold" style:font-weight-complex="bold"/>
    </style:style>
    <style:style style:name="P2" style:family="paragraph" style:parent-style-name="Standard">
      <style:text-properties fo:font-weight="bold" officeooo:rsid="000dee8b" officeooo:paragraph-rsid="000dee8b" style:font-weight-asian="bold" style:font-weight-complex="bold"/>
    </style:style>
    <style:style style:name="P3" style:family="paragraph" style:parent-style-name="Standard">
      <style:text-properties fo:font-weight="bold" officeooo:rsid="000dee8b" officeooo:paragraph-rsid="000ff9b2" style:font-weight-asian="bold" style:font-weight-complex="bold"/>
    </style:style>
    <style:style style:name="P4" style:family="paragraph" style:parent-style-name="Standard">
      <style:text-properties fo:font-weight="bold" officeooo:rsid="000f9c5b" officeooo:paragraph-rsid="000f9c5b" style:font-weight-asian="bold" style:font-weight-complex="bold"/>
    </style:style>
    <style:style style:name="P5" style:family="paragraph" style:parent-style-name="Standard">
      <style:text-properties fo:font-weight="normal" officeooo:rsid="000bff3b" officeooo:paragraph-rsid="000bff3b" style:font-weight-asian="normal" style:font-weight-complex="normal"/>
    </style:style>
    <style:style style:name="P6" style:family="paragraph" style:parent-style-name="Standard">
      <style:text-properties fo:font-weight="normal" officeooo:rsid="000bff3b" officeooo:paragraph-rsid="000ff9b2" style:font-weight-asian="normal" style:font-weight-complex="normal"/>
    </style:style>
    <style:style style:name="P7" style:family="paragraph" style:parent-style-name="Standard">
      <style:text-properties fo:font-weight="normal" officeooo:rsid="000dee8b" officeooo:paragraph-rsid="000dee8b" style:font-weight-asian="normal" style:font-weight-complex="normal"/>
    </style:style>
    <style:style style:name="P8" style:family="paragraph" style:parent-style-name="Standard">
      <style:text-properties fo:font-weight="normal" officeooo:rsid="000f9c5b" officeooo:paragraph-rsid="000f9c5b" fo:background-color="#ffff00" style:font-weight-asian="normal" style:font-weight-complex="normal"/>
    </style:style>
    <style:style style:name="P9" style:family="paragraph" style:parent-style-name="Standard">
      <style:text-properties fo:color="#666666" fo:font-weight="normal" officeooo:rsid="000bff3b" officeooo:paragraph-rsid="000bff3b" style:font-weight-asian="normal" style:font-weight-complex="normal"/>
    </style:style>
    <style:style style:name="P10" style:family="paragraph" style:parent-style-name="Standard">
      <style:text-properties fo:color="#000000" fo:font-weight="normal" officeooo:rsid="000dee8b" officeooo:paragraph-rsid="000dee8b" style:font-weight-asian="normal" style:font-weight-complex="normal"/>
    </style:style>
    <style:style style:name="P11" style:family="paragraph" style:parent-style-name="Standard">
      <style:text-properties style:font-name="sans-serif" fo:font-size="14pt" style:text-underline-style="solid" style:text-underline-width="auto" style:text-underline-color="font-color" fo:font-weight="normal" officeooo:paragraph-rsid="000bff3b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weight="bold" officeooo:rsid="000bff3b" officeooo:paragraph-rsid="0016ede2" style:font-weight-asian="bold" style:font-weight-complex="bold"/>
    </style:style>
    <style:style style:name="P13" style:family="paragraph" style:parent-style-name="Standard">
      <style:text-properties fo:font-weight="normal" officeooo:paragraph-rsid="0016ede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e8b" style:font-weight-asian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0f9c5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8e80"/>
    </style:style>
    <style:style style:name="T8" style:family="text">
      <style:text-properties officeooo:rsid="000bff3b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80808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333333"/>
    </style:style>
    <style:style style:name="T12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333333" fo:font-size="12pt" fo:font-weight="normal" officeooo:rsid="000bff3b" style:font-size-asian="12pt" style:font-weight-asian="normal" style:font-size-complex="12pt" style:font-weight-complex="normal"/>
    </style:style>
    <style:style style:name="T14" style:family="text">
      <style:text-properties fo:color="#333333" fo:font-size="12pt" officeooo:rsid="000bff3b" style:font-size-asian="12pt" style:font-size-complex="12pt"/>
    </style:style>
    <style:style style:name="T15" style:family="text">
      <style:text-properties fo:color="#333333" style:font-name="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333333" style:font-name="serif" fo:font-size="16.5pt" fo:font-weight="normal" style:font-size-asian="12pt" style:font-weight-asian="normal" style:font-size-complex="12pt" style:font-weight-complex="normal"/>
    </style:style>
    <style:style style:name="T17" style:family="text">
      <style:text-properties fo:color="#333333" style:font-name="serif" fo:font-weight="normal" style:font-weight-asian="normal" style:font-weight-complex="normal"/>
    </style:style>
    <style:style style:name="T18" style:family="text">
      <style:text-properties fo:color="#333333" fo:font-weight="normal" style:font-weight-asian="normal" style:font-weight-complex="normal"/>
    </style:style>
    <style:style style:name="T19" style:family="text">
      <style:text-properties fo:color="#333333" fo:font-weight="bold" style:font-weight-asian="bold" style:font-weight-complex="bold"/>
    </style:style>
    <style:style style:name="T20" style:family="text">
      <style:text-properties fo:color="#333333" style:font-name="sans-serif" fo:font-size="12pt" fo:font-weight="normal" officeooo:rsid="000bff3b" style:font-size-asian="12pt" style:font-weight-asian="normal" style:font-size-complex="12pt" style:font-weight-complex="normal"/>
    </style:style>
    <style:style style:name="T21" style:family="text">
      <style:text-properties fo:color="#333333" style:font-name="sans-serif" fo:font-size="17.25pt" fo:font-weight="normal" officeooo:rsid="000bff3b" style:font-size-asian="12pt" style:font-weight-asian="normal" style:font-size-complex="12pt" style:font-weight-complex="normal"/>
    </style:style>
    <style:style style:name="T22" style:family="text">
      <style:text-properties fo:color="#333333" style:font-name="sans-serif" fo:font-size="17.25pt" officeooo:rsid="000bff3b" style:font-size-asian="12pt" style:font-size-complex="12pt"/>
    </style:style>
    <style:style style:name="T23" style:family="text">
      <style:text-properties fo:color="#333333" style:font-name="sans-serif" fo:font-size="17.25pt" fo:font-weight="bold" officeooo:rsid="000bff3b" style:font-size-asian="12pt" style:font-weight-asian="bold" style:font-size-complex="12pt" style:font-weight-complex="bold"/>
    </style:style>
    <style:style style:name="T24" style:family="text">
      <style:text-properties fo:color="#333333" style:font-name="sans-serif" fo:font-weight="normal" officeooo:rsid="000bff3b" style:font-weight-asian="normal" style:font-weight-complex="normal"/>
    </style:style>
    <style:style style:name="T25" style:family="text">
      <style:text-properties fo:color="#333333" officeooo:rsid="000bff3b"/>
    </style:style>
    <style:style style:name="T26" style:family="text">
      <style:text-properties fo:color="#333333" style:font-name="Liberation Serif" fo:font-size="12pt" fo:font-weight="normal" officeooo:rsid="000bff3b" style:font-size-asian="12pt" style:font-weight-asian="normal" style:font-size-complex="12pt" style:font-weight-complex="normal"/>
    </style:style>
    <style:style style:name="T27" style:family="text">
      <style:text-properties fo:color="#333333" style:font-name="Liberation Serif" fo:font-size="12pt" style:font-size-asian="12pt" style:font-size-complex="12pt"/>
    </style:style>
    <style:style style:name="T28" style:family="text">
      <style:text-properties style:font-name="serif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sans-serif" fo:font-size="12pt" fo:font-weight="normal" officeooo:rsid="000bff3b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Wie können Newcomer erfolgreich bei Software-</text:span>Crowdsourcing mitarbeiten?</text:p>
      <text:p text:style-name="P1"/>
      <text:p text:style-name="P1"/>
      <text:p text:style-name="P1">Abstract</text:p>
      <text:p text:style-name="P5"/>
      <text:p text:style-name="P1">Introduction</text:p>
      <text:p text:style-name="P9"/>
      <text:p text:style-name="P10">Aufgabenstellung <text:span text:style-name="T5">(mehr fokus auf barrieren)</text:span>, aktueller Stand , <text:span text:style-name="T6">was mache ich</text:span></text:p>
      <text:p text:style-name="P5"/>
      <text:p text:style-name="P1"/>
      <text:p text:style-name="P1">Research Method<text:span text:style-name="T1"> </text:span></text:p>
      <text:p text:style-name="P7">ein gefühl für die forschun geben </text:p>
      <text:p text:style-name="P7">wie viele paper gibt es…</text:p>
      <text:p text:style-name="P7"/>
      <text:p text:style-name="P2">State of the art</text:p>
      <text:p text:style-name="P3"><text:span text:style-name="T1"><text:tab/></text:span>was ist crowdsoucing</text:p>
      <text:p text:style-name="P6"><text:tab/>collaborative vs competetive <text:span text:style-name="T3">(Cloud-Based Software Crowdsourcing)</text:span></text:p>
      <text:p text:style-name="P6"><text:span text:style-name="T1"><text:tab/>how it works </text:span><text:span text:style-name="T3">(labeling relevant skills[pp2])</text:span></text:p>
      <text:p text:style-name="P5"/>
      <text:p text:style-name="P5"/>
      <text:p text:style-name="P1">Motivation for Software Crowdsourcing<text:span text:style-name="T1"> </text:span><text:span text:style-name="T2">[in introduction?]</text:span></text:p>
      <text:p text:style-name="P5"><text:tab/>newcomers <text:span text:style-name="T3">(labeling relevant skills [pp1])</text:span></text:p>
      <text:p text:style-name="P5"><text:tab/>sustained volunteers <text:span text:style-name="T3">(Motivations for Sustained Participation in Crowdsourcing: Case <text:tab/><text:tab/><text:tab/><text:tab/><text:tab/>Studies of Citizen Science on the Role of Talk)</text:span></text:p>
      <text:p text:style-name="P5"/>
      <text:p text:style-name="P1">Barriers Faced by Newcomers</text:p>
      <text:p text:style-name="P9"><text:tab/>(The good the bad and the ugly [pp4])</text:p>
      <text:p text:style-name="P9"><text:tab/>(Social Barriers Faced by Newcomers [pp6-9])</text:p>
      <text:p text:style-name="P9"><text:tab/>(Why do Newcomers Abandon OSS Projects [pp30])</text:p>
      <text:p text:style-name="P5"><text:tab/></text:p>
      <text:p text:style-name="P5"><text:tab/>Non-Technical</text:p>
      <text:p text:style-name="P5"><text:tab/>Technical</text:p>
      <text:p text:style-name="P4">welche ansätze gibt es <text:span text:style-name="T7">diese zu überwinden</text:span> – barrieren bewerten</text:p>
      <text:p text:style-name="P5"/>
      <text:p text:style-name="P1">Conclusion and Future Work</text:p>
      <text:p text:style-name="P8"><text:span text:style-name="T6">zusammenfassung</text:span> und <text:span text:style-name="T6">weitere arbeiten im thema</text:span> (Keine neuen ideen)</text:p>
      <text:p text:style-name="P1"/>
      <text:p text:style-name="P1"/>
      <text:p text:style-name="P1"/>
      <text:p text:style-name="Standard"><text:span text:style-name="Strong_20_Emphasis"><text:span text:style-name="T18">On the Relationship between Newcomer Motivations and Contribution Barriers in Open Source Projects</text:span></text:span></text:p>
      <text:p text:style-name="Standard"><text:span text:style-name="Strong_20_Emphasis"><text:span text:style-name="T18">A systematic literature review on the barriers faced by newcomers</text:span></text:span></text:p>
      <text:p text:style-name="P13"><text:span text:style-name="T11">to open source software projects</text:span></text:p>
      <text:p text:style-name="P13"><text:span text:style-name="Strong_20_Emphasis"><text:span text:style-name="T13">Preliminary Empirical Identification of Barriers Faced by Newcomers to Open Source Software Projects</text:span></text:span></text:p>
      <text:p text:style-name="P13"><text:span text:style-name="Strong_20_Emphasis"><text:span text:style-name="T26">Barriers faced by newcomers to open source </text:span></text:span><text:span text:style-name="T27">projects: a systematic review</text:span></text:p>
      <text:p text:style-name="P12"/>
      <text:p text:style-name="P1">Obsolete Literature</text:p>
      <text:p text:style-name="P5">Crowdsourcing education on the Web: a role-based analysis of online learning communit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00:00.717901895</meta:creation-date>
    <dc:date>2017-11-17T21:01:59.987814551</dc:date>
    <meta:editing-duration>PT7H1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96" meta:character-count="1436" meta:non-whitespace-character-count="1251"/>
  </office:meta>
</office:document-meta>
</file>